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963*"/>
    </style:style>
    <style:style style:name="s1.A1" style:family="table-cell">
      <style:table-cell-properties fo:padding="0.0382in" fo:border-left="none" fo:border-right="0.0007in solid #000000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3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5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none" style:font-size-asian="8pt" style:font-size-complex="8pt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5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5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61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6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0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2" style:family="text">
      <style:text-properties fo:language="en" fo:country="US" style:text-underline-style="solid" style:text-underline-width="auto" style:text-underline-color="font-color" fo:font-weight="bold" style:font-weight-asian="bold" style:font-name-complex="Symbol" style:font-weight-complex="bold"/>
    </style:style>
    <style:style style:name="T23" style:family="text">
      <style:text-properties fo:language="en" fo:country="US" fo:font-style="normal" style:font-style-asian="normal" style:font-style-complex="normal"/>
    </style:style>
    <style:style style:name="T24" style:family="text">
      <style:text-properties fo:language="en" fo:country="US" style:font-name-complex="Arial"/>
    </style:style>
    <style:style style:name="T25" style:family="text">
      <style:text-properties fo:language="en" fo:country="US" fo:background-color="transparent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0" style:family="text">
      <style:text-properties fo:language="ru" fo:country="RU" fo:font-style="normal" style:font-style-asian="normal" style:font-style-complex="normal"/>
    </style:style>
    <style:style style:name="T31" style:family="text">
      <style:text-properties fo:language="ru" fo:country="RU" style:text-underline-style="solid" style:text-underline-width="auto" style:text-underline-color="font-color"/>
    </style:style>
    <style:style style:name="T32" style:family="text">
      <style:text-properties style:text-position="sub 58%"/>
    </style:style>
    <style:style style:name="T33" style:family="text">
      <style:text-properties style:text-position="sub 58%" fo:language="en" fo:country="US"/>
    </style:style>
    <style:style style:name="T34" style:family="text">
      <style:text-properties style:text-position="sub 58%" fo:language="en" fo:country="US" fo:font-style="italic" style:font-style-asian="italic" style:font-style-complex="italic"/>
    </style:style>
    <style:style style:name="T35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6" style:family="text">
      <style:text-properties style:text-position="sub 58%" fo:language="en" fo:country="US" fo:font-style="normal" style:font-style-asian="normal" style:font-style-complex="normal"/>
    </style:style>
    <style:style style:name="T37" style:family="text">
      <style:text-properties style:text-position="sub 58%" fo:language="ru" fo:country="RU" fo:font-style="normal" style:font-style-asian="normal" style:font-style-complex="normal"/>
    </style:style>
    <style:style style:name="T38" style:family="text">
      <style:text-properties style:text-position="sub 58%" fo:font-style="italic" style:font-style-asian="italic" style:font-style-complex="italic"/>
    </style:style>
    <style:style style:name="T39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style:font-name-complex="Ari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position="0% 100%" fo:language="en" fo:country="US" fo:font-style="normal" style:font-style-asian="normal" style:font-style-complex="normal"/>
    </style:style>
    <style:style style:name="T44" style:family="text">
      <style:text-properties style:text-position="0% 100%" fo:language="en" fo:country="US" fo:font-style="italic" style:font-style-asian="italic" style:font-style-complex="italic"/>
    </style:style>
    <style:style style:name="T45" style:family="text">
      <style:text-properties style:text-position="0% 100%" fo:font-style="italic" style:font-style-asian="italic" style:font-style-complex="italic"/>
    </style:style>
    <style:style style:name="T46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7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8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9" style:family="text">
      <style:text-properties style:text-position="0% 100%" fo:font-style="normal" style:font-style-asian="normal" style:font-style-complex="normal"/>
    </style:style>
    <style:style style:name="T50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1" style:family="text">
      <style:text-properties fo:font-size="10pt" style:font-size-asian="10pt" style:language-asian="zh" style:country-asian="TW" style:font-size-complex="10pt"/>
    </style:style>
    <style:style style:name="T52" style:family="text">
      <style:text-properties style:text-position="super 58%" fo:font-style="italic" style:font-style-asian="italic" style:font-style-complex="italic"/>
    </style:style>
    <style:style style:name="T53" style:family="text">
      <style:text-properties fo:language="en" fo:country="none"/>
    </style:style>
    <style:style style:name="T54" style:family="text">
      <style:text-properties style:font-name="Times New Roman" fo:language="en" fo:country="US" style:font-name-complex="Symbol1"/>
    </style:style>
    <style:style style:name="T5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4">CALIBRATION CERTIFICATE</text:p>
      <text:p text:style-name="P20"/>
      <text:p text:style-name="P42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4"/>
      <text:p text:style-name="P6">S/n: <text:span text:style-name="T42"><text:s/></text:span><text:span text:style-name="T29">$</text:span><text:span text:style-name="T19">allSerial </text:span></text:p>
      <text:p text:style-name="P9"/>
      <text:p text:style-name="P8">Measurement limits:</text:p>
      <text:p text:style-name="P7"><text:span text:style-name="T21">0.1 </text:span><text:span text:style-name="T22">µ</text:span><text:span text:style-name="T21">Sv/h – 0.5 Sv/h</text:span></text:p>
      <text:p text:style-name="P10"/>
      <text:p text:style-name="P8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8">015</text:span><text:span text:style-name="T46">/</text:span><text:span text:style-name="T47">Ḣ</text:span><text:span text:style-name="T39">p</text:span><text:span text:style-name="T12">(10)+</text:span><text:span text:style-name="T15">0,005</text:span><text:span text:style-name="T50">·</text:span><text:span text:style-name="T13">Ḣ</text:span><text:span text:style-name="T39">p</text:span><text:span text:style-name="T12">(10)</text:span><text:span text:style-name="T15">)</text:span><text:span text:style-name="T11">%</text:span><text:span text:style-name="T14">, </text:span><text:span text:style-name="T20">H</text:span><text:span text:style-name="T35">р</text:span><text:span text:style-name="T3">(10)</text:span><text:span text:style-name="T4"> - individual equivalent dose rate, mSv/h</text:span></text:p>
      <text:p text:style-name="P5"/>
      <text:p text:style-name="P8">Operating conditions:</text:p>
      <text:list xml:id="list3865814854599012301" text:style-name="L1">
        <text:list-item>
          <text:p text:style-name="P57"><text:span text:style-name="T24">Air temperature<text:tab/></text:span><text:span text:style-name="T41"><text:tab/><text:tab/><text:tab/>+</text:span><text:span text:style-name="T24">$temp</text:span><text:span text:style-name="T41"> °</text:span><text:span text:style-name="T24">C</text:span></text:p>
        </text:list-item>
        <text:list-item>
          <text:p text:style-name="P58">Atmospheric pressure<text:tab/><text:tab/><text:tab/>98,5 kPa</text:p>
        </text:list-item>
        <text:list-item>
          <text:p text:style-name="P58">Relative humidity<text:tab/><text:tab/><text:tab/><text:tab/>$vlag %</text:p>
        </text:list-item>
        <text:list-item>
          <text:p text:style-name="P59">Gamma radiation background<text:tab/><text:tab/>$bground <text:s/>nSv/h</text:p>
        </text:list-item>
      </text:list>
      <text:p text:style-name="Standard"><text:span text:style-name="Знак_20_примечания"/></text:p>
      <text:p text:style-name="P45"><text:span text:style-name="Знак_20_примечания"><text:span text:style-name="T51">$facility_13+11eng;</text:span></text:span></text:p>
      <text:p text:style-name="P45"><text:span text:style-name="Знак_20_примечания"><text:span text:style-name="T51"/></text:span></text:p>
      <text:p text:style-name="P21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 </text:span><text:span text:style-name="T16">(</text:span><text:span text:style-name="T54">γ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40">Ḣ</text:span><text:span text:style-name="T34">oi</text:span><text:span text:style-name="T43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.B2" office:value-type="string">
            <text:p text:style-name="P30"><text:span text:style-name="T16">Dose rate measurement at check point</text:span>,</text:p>
            <text:p text:style-name="P30"><text:span text:style-name="T40">Ḣ</text:span><text:span text:style-name="T52">*</text:span><text:span text:style-name="T34">i</text:span><text:span text:style-name="T43">(10)</text:span></text:p>
          </table:table-cell>
          <table:table-cell table:style-name="t1.B2" office:value-type="string">
            <text:p text:style-name="P27"><text:span text:style-name="T16">Average value</text:span>, </text:p>
            <text:p text:style-name="P28"><text:span text:style-name="T18">H</text:span><text:span text:style-name="T34">pi</text:span><text:span text:style-name="T43">(10)</text:span></text:p>
          </table:table-cell>
          <table:table-cell table:style-name="t1.B2" office:value-type="string">
            <text:p text:style-name="P12"><text:span text:style-name="T25">Response variation</text:span></text:p>
            <text:p text:style-name="P47"><text:span text:style-name="T44">R</text:span><text:span text:style-name="T36">w</text:span><text:span text:style-name="T34">i</text:span><text:span text:style-name="T27">,</text:span> %</text:p>
          </table:table-cell>
          <table:table-cell table:style-name="t1.B2" office:value-type="string">
            <text:p text:style-name="P56"><text:span text:style-name="T16">Response variation limits, </text:span><text:span text:style-name="T23">R</text:span><text:span text:style-name="T36">w</text:span><text:span text:style-name="T34">i</text:span><text:span text:style-name="T16">, %</text:span></text:p>
          </table:table-cell>
          <table:table-cell table:style-name="t1.B2" office:value-type="string">
            <text:p text:style-name="P26"><text:span text:style-name="T16">Coefficient of variation </text:span><text:span text:style-name="T17">v</text:span><text:span text:style-name="T34">i</text:span><text:span text:style-name="T16">,</text:span> %</text:p>
          </table:table-cell>
          <table:table-cell table:style-name="t1.I2" office:value-type="string">
            <text:p text:style-name="P22"><text:span text:style-name="T26">Coefficient</text:span></text:p>
            <text:p text:style-name="P22"><text:span text:style-name="T26">of variation limits</text:span>, </text:p>
            <text:p text:style-name="P22">%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/>
          </table:table-cell>
          <table:table-cell table:style-name="t1.I3" office:value-type="string">
            <text:p text:style-name="P12"><text:span text:style-name="T27"/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/>
          </table:table-cell>
          <table:table-cell table:style-name="t1.I3" office:value-type="string">
            <text:p text:style-name="P12"><text:span text:style-name="T27"/></text:p>
          </table:table-cell>
        </table:table-row>
        <table:table-row>
          <table:table-cell table:style-name="t1.A3" office:value-type="string">
            <text:p text:style-name="P12">80<text:span text:style-name="T27">.</text:span>0 mSv/h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/>
          </table:table-cell>
          <table:table-cell table:style-name="t1.I3" office:value-type="string">
            <text:p text:style-name="P12"><text:span text:style-name="T27"/></text:p>
          </table:table-cell>
        </table:table-row>
        <table:table-row>
          <table:table-cell table:style-name="t1.A7" office:value-type="string">
            <text:p text:style-name="P12"><text:span text:style-name="T27">4</text:span>00 mSv/h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/>
          </table:table-cell>
          <table:table-cell table:style-name="t1.I7" office:value-type="string">
            <text:p text:style-name="P12"><text:span text:style-name="T27"/></text:p>
          </table:table-cell>
        </table:table-row>
      </table:table>
      <table:table table:name="s1" table:style-name="s1">
        <table:table-column table:style-name="s1.A" table:number-columns-repeated="10"/>
        <table:table-row>
          <table:table-cell table:style-name="s1.A1" table:number-columns-spanned="10" office:value-type="string">
            <text:p text:style-name="P41"><text:span text:style-name="T2">AT2503 </text:span><text:span text:style-name="T16">(</text:span><text:span text:style-name="T54">γ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8">H</text:span><text:span text:style-name="T34">p</text:span><text:span text:style-name="T33">0</text:span><text:span text:style-name="T16">(10)</text:span></text:p>
          </table:table-cell>
          <table:table-cell table:style-name="s1.B2" table:number-rows-spanned="2" office:value-type="string">
            <text:p text:style-name="P61">Radiati<text:span text:style-name="T55">on source / </text:span></text:p>
            <text:p text:style-name="P62"><text:span text:style-name="T55">d, cm</text:span></text:p>
          </table:table-cell>
          <table:table-cell table:style-name="s1.B2" table:number-rows-spanned="2" office:value-type="string">
            <text:p text:style-name="P34"><text:s text:c="2"/>Dose rate,</text:p>
            <text:p text:style-name="P34"><text:span text:style-name="T28">Ḣ</text:span><text:span text:style-name="T38">oi</text:span><text:span text:style-name="T49">(10) /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5">Response variation</text:span></text:p>
            <text:p text:style-name="P47"><text:span text:style-name="T44">R</text:span><text:span text:style-name="T36">w</text:span><text:span text:style-name="T34">i</text:span><text:span text:style-name="T27">,</text:span> %</text:p>
          </table:table-cell>
          <table:table-cell table:style-name="s1.B2" table:number-rows-spanned="2" office:value-type="string">
            <text:p text:style-name="P56"><text:span text:style-name="T16">Response variation limits, </text:span><text:span text:style-name="T23">R</text:span><text:span text:style-name="T36">w</text:span><text:span text:style-name="T34">i</text:span><text:span text:style-name="T16">, %</text:span></text:p>
          </table:table-cell>
          <table:table-cell table:style-name="s1.B2" table:number-rows-spanned="2" office:value-type="string">
            <text:p text:style-name="P26"><text:span text:style-name="T16">Coefficient of variation </text:span><text:span text:style-name="T17">v</text:span><text:span text:style-name="T34">i</text:span><text:span text:style-name="T16">,</text:span> %</text:p>
          </table:table-cell>
          <table:table-cell table:style-name="s1.J2" table:number-rows-spanned="2" office:value-type="string">
            <text:p text:style-name="P22"><text:span text:style-name="T26">Coefficient</text:span></text:p>
            <text:p text:style-name="P22"><text:span text:style-name="T26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8">H</text:span><text:span text:style-name="T34">pi</text:span><text:span text:style-name="T16">(10)</text:span></text:p>
          </table:table-cell>
          <table:table-cell table:style-name="s1.D3" office:value-type="string">
            <text:p text:style-name="P29"><text:span text:style-name="T18">H</text:span><text:span text:style-name="T34">pi</text:span><text:span text:style-name="T16">(10)</text:span><text:span text:style-name="T33">meas</text:span><text:span text:style-name="T32">.</text:span></text:p>
          </table:table-cell>
          <table:table-cell table:style-name="s1.D3" office:value-type="string">
            <text:p text:style-name="P29"><text:span text:style-name="T18">H</text:span><text:span text:style-name="T34">pi</text:span><text:span text:style-name="T23">(10)</text:span><text:span text:style-name="T36">meas</text:span><text:span text:style-name="T38">.</text:span><text:span text:style-name="T45">-</text:span><text:span text:style-name="T18">H</text:span><text:span text:style-name="T34">p</text:span><text:span text:style-name="T33">0</text:span><text:span text:style-name="T1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27">µSv</text:span></text:p>
          </table:table-cell>
          <table:table-cell table:style-name="s1.B4" office:value-type="string">
            <text:p text:style-name="P19"><text:s text:c="2"/>$1-<text:span text:style-name="T16">dn</text:span>_<text:span text:style-name="T27">1 <text:s/></text:span></text:p>
            <text:p text:style-name="P53"><text:span text:style-name="T27">$1-</text:span><text:span text:style-name="T16">dd_1</text:span></text:p>
          </table:table-cell>
          <table:table-cell table:style-name="s1.B4" office:value-type="string">
            <text:p text:style-name="P19"><text:s text:c="2"/>4<text:span text:style-name="T16">0 </text:span><text:span text:style-name="T27">µ</text:span><text:span text:style-name="T16">Sv/h</text:span> <text:s/></text:p>
            <text:p text:style-name="P16"><text:span text:style-name="T27">360</text:span>c</text:p>
          </table:table-cell>
          <table:table-cell table:style-name="s1.B4" office:value-type="string">
            <text:p text:style-name="P13">$1-d_dev_<text:span text:style-name="T27">1</text:span></text:p>
          </table:table-cell>
          <table:table-cell table:style-name="s1.B4" office:value-type="string">
            <text:p text:style-name="P13">$1-dose_<text:span text:style-name="T27">1</text:span></text:p>
          </table:table-cell>
          <table:table-cell table:style-name="s1.B4" office:value-type="string">
            <text:p text:style-name="P13">$1-d_res_<text:span text:style-name="T27">1</text:span></text:p>
          </table:table-cell>
          <table:table-cell table:style-name="s1.B4" office:value-type="string">
            <text:p text:style-name="P13">$1-o_pog_<text:span text:style-name="T27">1</text:span></text:p>
          </table:table-cell>
          <table:table-cell table:style-name="s1.B4" office:value-type="string">
            <text:p text:style-name="P13">$1-d_gran_<text:span text:style-name="T27">1</text:span></text:p>
          </table:table-cell>
          <table:table-cell table:style-name="s1.B4" office:value-type="string">
            <text:p text:style-name="P13"><text:span text:style-name="T27"/></text:p>
          </table:table-cell>
          <table:table-cell table:style-name="s1.J4" office:value-type="string">
            <text:p text:style-name="P12"><text:span text:style-name="T27"/></text:p>
          </table:table-cell>
        </table:table-row>
        <table:table-row>
          <table:table-cell table:style-name="s1.A5" office:value-type="string">
            <text:p text:style-name="P12">4.0 mSv</text:p>
          </table:table-cell>
          <table:table-cell table:style-name="s1.B5" office:value-type="string">
            <text:p text:style-name="P19"><text:s text:c="2"/>$1-<text:span text:style-name="T16">dn</text:span>_<text:span text:style-name="T27">2 <text:s/></text:span></text:p>
            <text:p text:style-name="P53"><text:span text:style-name="T27">$1-</text:span><text:span text:style-name="T16">dd_</text:span><text:span text:style-name="T27">2</text:span></text:p>
          </table:table-cell>
          <table:table-cell table:style-name="s1.B5" office:value-type="string">
            <text:p text:style-name="P19"><text:s text:c="2"/><text:span text:style-name="T27">80</text:span><text:span text:style-name="T16"> mSv/h</text:span> <text:s/></text:p>
            <text:p text:style-name="P16">180c</text:p>
          </table:table-cell>
          <table:table-cell table:style-name="s1.B5" office:value-type="string">
            <text:p text:style-name="P13">$1-d_dev_<text:span text:style-name="T27">2</text:span></text:p>
          </table:table-cell>
          <table:table-cell table:style-name="s1.B5" office:value-type="string">
            <text:p text:style-name="P13">$1-dose_<text:span text:style-name="T27">2</text:span></text:p>
          </table:table-cell>
          <table:table-cell table:style-name="s1.B5" office:value-type="string">
            <text:p text:style-name="P13">$1-d_res_<text:span text:style-name="T27">2</text:span></text:p>
          </table:table-cell>
          <table:table-cell table:style-name="s1.B5" office:value-type="string">
            <text:p text:style-name="P13">$1-o_pog_<text:span text:style-name="T27">2</text:span></text:p>
          </table:table-cell>
          <table:table-cell table:style-name="s1.B5" office:value-type="string">
            <text:p text:style-name="P13">$1-d_gran_<text:span text:style-name="T27">2</text:span></text:p>
          </table:table-cell>
          <table:table-cell table:style-name="s1.B5" office:value-type="string">
            <text:p text:style-name="P13"><text:span text:style-name="T27"/></text:p>
          </table:table-cell>
          <table:table-cell table:style-name="s1.J5" office:value-type="string">
            <text:p text:style-name="P12"><text:span text:style-name="T27"/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2">AT2503 </text:span><text:span text:style-name="T16">(</text:span><text:span text:style-name="T54">γ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40">Ḣ</text:span><text:span text:style-name="T34">oi</text:span><text:span text:style-name="T43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2.B2" office:value-type="string">
            <text:p text:style-name="P30"><text:span text:style-name="T16">Dose rate measurement at check point</text:span>,</text:p>
            <text:p text:style-name="P30"><text:span text:style-name="T40">Ḣ</text:span><text:span text:style-name="T52">*</text:span><text:span text:style-name="T34">i</text:span><text:span text:style-name="T43">(10)</text:span></text:p>
          </table:table-cell>
          <table:table-cell table:style-name="t2.B2" office:value-type="string">
            <text:p text:style-name="P27"><text:span text:style-name="T16">Average value</text:span>, </text:p>
            <text:p text:style-name="P28"><text:span text:style-name="T18">H</text:span><text:span text:style-name="T34">pi</text:span><text:span text:style-name="T43">(10)</text:span></text:p>
          </table:table-cell>
          <table:table-cell table:style-name="t2.B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t2.B2" office:value-type="string">
            <text:p text:style-name="P56"><text:span text:style-name="T16">The range of relative response variation limits error </text:span><text:span text:style-name="T23">R</text:span><text:span text:style-name="T36">w</text:span><text:span text:style-name="T34">i</text:span><text:span text:style-name="T16">, %</text:span></text:p>
          </table:table-cell>
          <table:table-cell table:style-name="t2.B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7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7">15</text:span></text:p>
          </table:table-cell>
        </table:table-row>
        <table:table-row>
          <table:table-cell table:style-name="t2.A3" office:value-type="string">
            <text:p text:style-name="P12">80<text:span text:style-name="T27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27">15.4</text:span></text:p>
          </table:table-cell>
        </table:table-row>
        <table:table-row>
          <table:table-cell table:style-name="t2.A7" office:value-type="string">
            <text:p text:style-name="P12"><text:span text:style-name="T27">4</text:span>00 mSv/h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27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2">AT2503 </text:span><text:span text:style-name="T16">(</text:span><text:span text:style-name="T54">γ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4">p</text:span><text:span text:style-name="T33">0</text:span><text:span text:style-name="T16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7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s2.B2" table:number-rows-spanned="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s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8">H</text:span><text:span text:style-name="T34">pi</text:span><text:span text:style-name="T16">(10)</text:span></text:p>
          </table:table-cell>
          <table:table-cell table:style-name="s2.D3" office:value-type="string">
            <text:p text:style-name="P29"><text:span text:style-name="T18">H</text:span><text:span text:style-name="T34">pi</text:span><text:span text:style-name="T16">(10)</text:span><text:span text:style-name="T33">meas</text:span><text:span text:style-name="T32">.</text:span></text:p>
          </table:table-cell>
          <table:table-cell table:style-name="s2.D3" office:value-type="string">
            <text:p text:style-name="P29"><text:span text:style-name="T18">H</text:span><text:span text:style-name="T34">pi</text:span><text:span text:style-name="T23">(10)</text:span><text:span text:style-name="T36">meas</text:span><text:span text:style-name="T38">.</text:span><text:span text:style-name="T45">-</text:span><text:span text:style-name="T18">H</text:span><text:span text:style-name="T34">p</text:span><text:span text:style-name="T33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27">µSv</text:span></text:p>
          </table:table-cell>
          <table:table-cell table:style-name="s2.B4" office:value-type="string">
            <text:p text:style-name="P13">$2-<text:span text:style-name="T16">dn</text:span>_<text:span text:style-name="T27">1</text:span></text:p>
          </table:table-cell>
          <table:table-cell table:style-name="s2.B4" office:value-type="string">
            <text:p text:style-name="P19"><text:s text:c="2"/>$2-<text:span text:style-name="T16">dd_1</text:span> <text:s/></text:p>
            <text:p text:style-name="P16"><text:span text:style-name="T27">360</text:span>c</text:p>
          </table:table-cell>
          <table:table-cell table:style-name="s2.B4" office:value-type="string">
            <text:p text:style-name="P13">$2-d_dev_<text:span text:style-name="T27">1</text:span></text:p>
          </table:table-cell>
          <table:table-cell table:style-name="s2.B4" office:value-type="string">
            <text:p text:style-name="P13">$2-dose_<text:span text:style-name="T27">1</text:span></text:p>
          </table:table-cell>
          <table:table-cell table:style-name="s2.B4" office:value-type="string">
            <text:p text:style-name="P13">$2-d_res_<text:span text:style-name="T27">1</text:span></text:p>
          </table:table-cell>
          <table:table-cell table:style-name="s2.B4" office:value-type="string">
            <text:p text:style-name="P13">$2-o_pog_<text:span text:style-name="T27">1</text:span></text:p>
          </table:table-cell>
          <table:table-cell table:style-name="s2.B4" office:value-type="string">
            <text:p text:style-name="P13">$2-d_gran_<text:span text:style-name="T27">1</text:span></text:p>
          </table:table-cell>
          <table:table-cell table:style-name="s2.I4" office:value-type="string">
            <text:p text:style-name="P12">±<text:span text:style-name="T27">15.4</text:span></text:p>
          </table:table-cell>
        </table:table-row>
        <table:table-row>
          <table:table-cell table:style-name="s2.A5" office:value-type="string">
            <text:p text:style-name="P12">4.0 mSv</text:p>
          </table:table-cell>
          <table:table-cell table:style-name="s2.B5" office:value-type="string">
            <text:p text:style-name="P13">$2-<text:span text:style-name="T16">dn</text:span>_<text:span text:style-name="T27">2</text:span></text:p>
          </table:table-cell>
          <table:table-cell table:style-name="s2.B5" office:value-type="string">
            <text:p text:style-name="P19"><text:s text:c="2"/>$2-<text:span text:style-name="T16">dd_2</text:span> <text:s/></text:p>
            <text:p text:style-name="P16">180c</text:p>
          </table:table-cell>
          <table:table-cell table:style-name="s2.B5" office:value-type="string">
            <text:p text:style-name="P13">$2-d_dev_<text:span text:style-name="T27">2</text:span></text:p>
          </table:table-cell>
          <table:table-cell table:style-name="s2.B5" office:value-type="string">
            <text:p text:style-name="P13">$2-dose_<text:span text:style-name="T27">2</text:span></text:p>
          </table:table-cell>
          <table:table-cell table:style-name="s2.B5" office:value-type="string">
            <text:p text:style-name="P13">$2-d_res_<text:span text:style-name="T27">2</text:span></text:p>
          </table:table-cell>
          <table:table-cell table:style-name="s2.B5" office:value-type="string">
            <text:p text:style-name="P13">$2-o_pog_<text:span text:style-name="T27">2</text:span></text:p>
          </table:table-cell>
          <table:table-cell table:style-name="s2.B5" office:value-type="string">
            <text:p text:style-name="P13">$2-d_gran_<text:span text:style-name="T27">2</text:span></text:p>
          </table:table-cell>
          <table:table-cell table:style-name="s2.I5" office:value-type="string">
            <text:p text:style-name="P12">±<text:span text:style-name="T2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 </text:span><text:span text:style-name="T16">(</text:span><text:span text:style-name="T54">γ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40">Ḣ</text:span><text:span text:style-name="T34">oi</text:span><text:span text:style-name="T43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3.B2" office:value-type="string">
            <text:p text:style-name="P30"><text:span text:style-name="T16">Dose rate measurement at check point</text:span>,</text:p>
            <text:p text:style-name="P30"><text:span text:style-name="T40">Ḣ</text:span><text:span text:style-name="T52">*</text:span><text:span text:style-name="T34">i</text:span><text:span text:style-name="T43">(10)</text:span></text:p>
          </table:table-cell>
          <table:table-cell table:style-name="t3.B2" office:value-type="string">
            <text:p text:style-name="P27"><text:span text:style-name="T16">Average value</text:span>, </text:p>
            <text:p text:style-name="P28"><text:span text:style-name="T18">H</text:span><text:span text:style-name="T34">pi</text:span><text:span text:style-name="T43">(10)</text:span></text:p>
          </table:table-cell>
          <table:table-cell table:style-name="t3.B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t3.B2" office:value-type="string">
            <text:p text:style-name="P18"><text:span text:style-name="T53">Relative standard deviation</text:span>,</text:p>
            <text:p text:style-name="P18"><text:span text:style-name="T16">S</text:span><text:span text:style-name="T34">i</text:span><text:span text:style-name="T16">, %</text:span></text:p>
          </table:table-cell>
          <table:table-cell table:style-name="t3.B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7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7">15</text:span></text:p>
          </table:table-cell>
        </table:table-row>
        <table:table-row>
          <table:table-cell table:style-name="t3.A3" office:value-type="string">
            <text:p text:style-name="P12">80<text:span text:style-name="T27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27">15.4</text:span></text:p>
          </table:table-cell>
        </table:table-row>
        <table:table-row>
          <table:table-cell table:style-name="t3.A7" office:value-type="string">
            <text:p text:style-name="P12"><text:span text:style-name="T27">4</text:span>00 mSv/h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27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 </text:span><text:span text:style-name="T16">(</text:span><text:span text:style-name="T54">γ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4">p</text:span><text:span text:style-name="T33">0</text:span><text:span text:style-name="T16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7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s3.B2" table:number-rows-spanned="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s3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8">H</text:span><text:span text:style-name="T34">pi</text:span><text:span text:style-name="T16">(10)</text:span></text:p>
          </table:table-cell>
          <table:table-cell table:style-name="s3.D3" office:value-type="string">
            <text:p text:style-name="P29"><text:span text:style-name="T18">H</text:span><text:span text:style-name="T34">pi</text:span><text:span text:style-name="T16">(10)</text:span><text:span text:style-name="T33">meas</text:span><text:span text:style-name="T32">.</text:span></text:p>
          </table:table-cell>
          <table:table-cell table:style-name="s3.D3" office:value-type="string">
            <text:p text:style-name="P29"><text:span text:style-name="T18">H</text:span><text:span text:style-name="T34">pi</text:span><text:span text:style-name="T23">(10)</text:span><text:span text:style-name="T36">meas</text:span><text:span text:style-name="T38">.</text:span><text:span text:style-name="T45">-</text:span><text:span text:style-name="T18">H</text:span><text:span text:style-name="T34">p</text:span><text:span text:style-name="T33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27">µSv</text:span></text:p>
          </table:table-cell>
          <table:table-cell table:style-name="s3.B4" office:value-type="string">
            <text:p text:style-name="P13">$3-<text:span text:style-name="T16">dn</text:span>_<text:span text:style-name="T27">1</text:span></text:p>
          </table:table-cell>
          <table:table-cell table:style-name="s3.B4" office:value-type="string">
            <text:p text:style-name="P19"><text:s text:c="2"/>$3-<text:span text:style-name="T16">dd_1</text:span> <text:s/></text:p>
            <text:p text:style-name="P16"><text:span text:style-name="T27">360</text:span>c</text:p>
          </table:table-cell>
          <table:table-cell table:style-name="s3.B4" office:value-type="string">
            <text:p text:style-name="P13">$3-d_dev_<text:span text:style-name="T27">1</text:span></text:p>
          </table:table-cell>
          <table:table-cell table:style-name="s3.B4" office:value-type="string">
            <text:p text:style-name="P13">$3-dose_<text:span text:style-name="T27">1</text:span></text:p>
          </table:table-cell>
          <table:table-cell table:style-name="s3.B4" office:value-type="string">
            <text:p text:style-name="P13">$3-d_res_<text:span text:style-name="T27">1</text:span></text:p>
          </table:table-cell>
          <table:table-cell table:style-name="s3.B4" office:value-type="string">
            <text:p text:style-name="P13">$3-o_pog_<text:span text:style-name="T27">1</text:span></text:p>
          </table:table-cell>
          <table:table-cell table:style-name="s3.B4" office:value-type="string">
            <text:p text:style-name="P13">$3-d_gran_<text:span text:style-name="T27">1</text:span></text:p>
          </table:table-cell>
          <table:table-cell table:style-name="s3.I4" office:value-type="string">
            <text:p text:style-name="P12">±<text:span text:style-name="T27">15.4</text:span></text:p>
          </table:table-cell>
        </table:table-row>
        <table:table-row>
          <table:table-cell table:style-name="s3.A5" office:value-type="string">
            <text:p text:style-name="P12">4.0 mSv</text:p>
          </table:table-cell>
          <table:table-cell table:style-name="s3.B5" office:value-type="string">
            <text:p text:style-name="P13">$3-<text:span text:style-name="T16">dn</text:span>_<text:span text:style-name="T27">2</text:span></text:p>
          </table:table-cell>
          <table:table-cell table:style-name="s3.B5" office:value-type="string">
            <text:p text:style-name="P19"><text:s text:c="2"/>$3-<text:span text:style-name="T16">dd_2</text:span> <text:s/></text:p>
            <text:p text:style-name="P16">180c</text:p>
          </table:table-cell>
          <table:table-cell table:style-name="s3.B5" office:value-type="string">
            <text:p text:style-name="P13">$3-d_dev_<text:span text:style-name="T27">2</text:span></text:p>
          </table:table-cell>
          <table:table-cell table:style-name="s3.B5" office:value-type="string">
            <text:p text:style-name="P13">$3-dose_<text:span text:style-name="T27">2</text:span></text:p>
          </table:table-cell>
          <table:table-cell table:style-name="s3.B5" office:value-type="string">
            <text:p text:style-name="P13">$3-d_res_<text:span text:style-name="T27">2</text:span></text:p>
          </table:table-cell>
          <table:table-cell table:style-name="s3.B5" office:value-type="string">
            <text:p text:style-name="P13">$3-o_pog_<text:span text:style-name="T27">2</text:span></text:p>
          </table:table-cell>
          <table:table-cell table:style-name="s3.B5" office:value-type="string">
            <text:p text:style-name="P13">$3-d_gran_<text:span text:style-name="T27">2</text:span></text:p>
          </table:table-cell>
          <table:table-cell table:style-name="s3.I5" office:value-type="string">
            <text:p text:style-name="P12">±<text:span text:style-name="T2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2">AT2503 </text:span><text:span text:style-name="T16">(</text:span><text:span text:style-name="T54">γ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40">Ḣ</text:span><text:span text:style-name="T34">oi</text:span><text:span text:style-name="T43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4.B2" office:value-type="string">
            <text:p text:style-name="P30"><text:span text:style-name="T16">Dose rate measurement at check point</text:span>,</text:p>
            <text:p text:style-name="P30"><text:span text:style-name="T40">Ḣ</text:span><text:span text:style-name="T52">*</text:span><text:span text:style-name="T34">i</text:span><text:span text:style-name="T43">(10)</text:span></text:p>
          </table:table-cell>
          <table:table-cell table:style-name="t4.B2" office:value-type="string">
            <text:p text:style-name="P27"><text:span text:style-name="T16">Average value</text:span>, </text:p>
            <text:p text:style-name="P28"><text:span text:style-name="T18">H</text:span><text:span text:style-name="T34">pi</text:span><text:span text:style-name="T43">(10)</text:span></text:p>
          </table:table-cell>
          <table:table-cell table:style-name="t4.B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t4.B2" office:value-type="string">
            <text:p text:style-name="P18"><text:span text:style-name="T53">Relative standard deviation</text:span>,</text:p>
            <text:p text:style-name="P18"><text:span text:style-name="T16">S</text:span><text:span text:style-name="T34">i</text:span><text:span text:style-name="T16">, %</text:span></text:p>
          </table:table-cell>
          <table:table-cell table:style-name="t4.B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7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7">15</text:span></text:p>
          </table:table-cell>
        </table:table-row>
        <table:table-row>
          <table:table-cell table:style-name="t4.A3" office:value-type="string">
            <text:p text:style-name="P12">80<text:span text:style-name="T27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27">15.4</text:span></text:p>
          </table:table-cell>
        </table:table-row>
        <table:table-row>
          <table:table-cell table:style-name="t4.A7" office:value-type="string">
            <text:p text:style-name="P12"><text:span text:style-name="T27">4</text:span>00 mSv/h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27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 </text:span><text:span text:style-name="T16">(</text:span><text:span text:style-name="T54">γ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4">p</text:span><text:span text:style-name="T33">0</text:span><text:span text:style-name="T16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7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s4.B2" table:number-rows-spanned="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s4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8">H</text:span><text:span text:style-name="T34">pi</text:span><text:span text:style-name="T16">(10)</text:span></text:p>
          </table:table-cell>
          <table:table-cell table:style-name="s4.D3" office:value-type="string">
            <text:p text:style-name="P29"><text:span text:style-name="T18">H</text:span><text:span text:style-name="T34">pi</text:span><text:span text:style-name="T16">(10)</text:span><text:span text:style-name="T33">meas</text:span><text:span text:style-name="T32">.</text:span></text:p>
          </table:table-cell>
          <table:table-cell table:style-name="s4.D3" office:value-type="string">
            <text:p text:style-name="P29"><text:span text:style-name="T18">H</text:span><text:span text:style-name="T34">pi</text:span><text:span text:style-name="T23">(10)</text:span><text:span text:style-name="T36">meas</text:span><text:span text:style-name="T38">.</text:span><text:span text:style-name="T45">-</text:span><text:span text:style-name="T18">H</text:span><text:span text:style-name="T34">p</text:span><text:span text:style-name="T33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27">µSv</text:span></text:p>
          </table:table-cell>
          <table:table-cell table:style-name="s4.B4" office:value-type="string">
            <text:p text:style-name="P13">$4-<text:span text:style-name="T16">dn</text:span>_<text:span text:style-name="T27">1</text:span></text:p>
          </table:table-cell>
          <table:table-cell table:style-name="s4.B4" office:value-type="string">
            <text:p text:style-name="P19"><text:s text:c="2"/>$4-<text:span text:style-name="T16">dd_1</text:span> <text:s/></text:p>
            <text:p text:style-name="P16"><text:span text:style-name="T27">360</text:span>c</text:p>
          </table:table-cell>
          <table:table-cell table:style-name="s4.B4" office:value-type="string">
            <text:p text:style-name="P13">$4-d_dev_<text:span text:style-name="T27">1</text:span></text:p>
          </table:table-cell>
          <table:table-cell table:style-name="s4.B4" office:value-type="string">
            <text:p text:style-name="P13">$4-dose_<text:span text:style-name="T27">1</text:span></text:p>
          </table:table-cell>
          <table:table-cell table:style-name="s4.B4" office:value-type="string">
            <text:p text:style-name="P13">$4-d_res_<text:span text:style-name="T27">1</text:span></text:p>
          </table:table-cell>
          <table:table-cell table:style-name="s4.B4" office:value-type="string">
            <text:p text:style-name="P13">$4-o_pog_<text:span text:style-name="T27">1</text:span></text:p>
          </table:table-cell>
          <table:table-cell table:style-name="s4.B4" office:value-type="string">
            <text:p text:style-name="P13">$4-d_gran_<text:span text:style-name="T27">1</text:span></text:p>
          </table:table-cell>
          <table:table-cell table:style-name="s4.I4" office:value-type="string">
            <text:p text:style-name="P12">±<text:span text:style-name="T27">15.4</text:span></text:p>
          </table:table-cell>
        </table:table-row>
        <table:table-row>
          <table:table-cell table:style-name="s4.A5" office:value-type="string">
            <text:p text:style-name="P12">4.0 mSv</text:p>
          </table:table-cell>
          <table:table-cell table:style-name="s4.B5" office:value-type="string">
            <text:p text:style-name="P13">$4-<text:span text:style-name="T16">dn</text:span>_<text:span text:style-name="T27">2</text:span></text:p>
          </table:table-cell>
          <table:table-cell table:style-name="s4.B5" office:value-type="string">
            <text:p text:style-name="P19"><text:s text:c="2"/>$4-<text:span text:style-name="T16">dd_2</text:span> <text:s/></text:p>
            <text:p text:style-name="P16">180c</text:p>
          </table:table-cell>
          <table:table-cell table:style-name="s4.B5" office:value-type="string">
            <text:p text:style-name="P13">$4-d_dev_<text:span text:style-name="T27">2</text:span></text:p>
          </table:table-cell>
          <table:table-cell table:style-name="s4.B5" office:value-type="string">
            <text:p text:style-name="P13">$4-dose_<text:span text:style-name="T27">2</text:span></text:p>
          </table:table-cell>
          <table:table-cell table:style-name="s4.B5" office:value-type="string">
            <text:p text:style-name="P13">$4-d_res_<text:span text:style-name="T27">2</text:span></text:p>
          </table:table-cell>
          <table:table-cell table:style-name="s4.B5" office:value-type="string">
            <text:p text:style-name="P13">$4-o_pog_<text:span text:style-name="T27">2</text:span></text:p>
          </table:table-cell>
          <table:table-cell table:style-name="s4.B5" office:value-type="string">
            <text:p text:style-name="P13">$4-d_gran_<text:span text:style-name="T27">2</text:span></text:p>
          </table:table-cell>
          <table:table-cell table:style-name="s4.I5" office:value-type="string">
            <text:p text:style-name="P12">±<text:span text:style-name="T2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2">AT2503 </text:span><text:span text:style-name="T16">(</text:span><text:span text:style-name="T54">γ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40">Ḣ</text:span><text:span text:style-name="T34">oi</text:span><text:span text:style-name="T43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5.B2" office:value-type="string">
            <text:p text:style-name="P30"><text:span text:style-name="T16">Dose rate measurement at check point</text:span>,</text:p>
            <text:p text:style-name="P30"><text:span text:style-name="T40">Ḣ</text:span><text:span text:style-name="T52">*</text:span><text:span text:style-name="T34">i</text:span><text:span text:style-name="T43">(10)</text:span></text:p>
          </table:table-cell>
          <table:table-cell table:style-name="t5.B2" office:value-type="string">
            <text:p text:style-name="P27"><text:span text:style-name="T16">Average value</text:span>, </text:p>
            <text:p text:style-name="P28"><text:span text:style-name="T18">H</text:span><text:span text:style-name="T34">pi</text:span><text:span text:style-name="T43">(10)</text:span></text:p>
          </table:table-cell>
          <table:table-cell table:style-name="t5.B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t5.B2" office:value-type="string">
            <text:p text:style-name="P18"><text:span text:style-name="T53">Relative standard deviation</text:span>,</text:p>
            <text:p text:style-name="P18"><text:span text:style-name="T16">S</text:span><text:span text:style-name="T34">i</text:span><text:span text:style-name="T16">, %</text:span></text:p>
          </table:table-cell>
          <table:table-cell table:style-name="t5.B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7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7">15</text:span></text:p>
          </table:table-cell>
        </table:table-row>
        <table:table-row>
          <table:table-cell table:style-name="t5.A3" office:value-type="string">
            <text:p text:style-name="P12">80<text:span text:style-name="T27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27">15.4</text:span></text:p>
          </table:table-cell>
        </table:table-row>
        <table:table-row>
          <table:table-cell table:style-name="t5.A7" office:value-type="string">
            <text:p text:style-name="P12"><text:span text:style-name="T27">4</text:span>00 mSv/h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27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 </text:span><text:span text:style-name="T16">(</text:span><text:span text:style-name="T54">γ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4">p</text:span><text:span text:style-name="T33">0</text:span><text:span text:style-name="T16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7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s5.B2" table:number-rows-spanned="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s5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8">H</text:span><text:span text:style-name="T34">pi</text:span><text:span text:style-name="T16">(10)</text:span></text:p>
          </table:table-cell>
          <table:table-cell table:style-name="s5.D3" office:value-type="string">
            <text:p text:style-name="P29"><text:span text:style-name="T18">H</text:span><text:span text:style-name="T34">pi</text:span><text:span text:style-name="T16">(10)</text:span><text:span text:style-name="T33">meas</text:span><text:span text:style-name="T32">.</text:span></text:p>
          </table:table-cell>
          <table:table-cell table:style-name="s5.D3" office:value-type="string">
            <text:p text:style-name="P29"><text:span text:style-name="T18">H</text:span><text:span text:style-name="T34">pi</text:span><text:span text:style-name="T23">(10)</text:span><text:span text:style-name="T36">meas</text:span><text:span text:style-name="T38">.</text:span><text:span text:style-name="T45">-</text:span><text:span text:style-name="T18">H</text:span><text:span text:style-name="T34">p</text:span><text:span text:style-name="T33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27">µSv</text:span></text:p>
          </table:table-cell>
          <table:table-cell table:style-name="s5.B4" office:value-type="string">
            <text:p text:style-name="P13">$5-<text:span text:style-name="T16">dn</text:span>_<text:span text:style-name="T27">1</text:span></text:p>
          </table:table-cell>
          <table:table-cell table:style-name="s5.B4" office:value-type="string">
            <text:p text:style-name="P19"><text:s text:c="2"/>$5-<text:span text:style-name="T16">dd_1</text:span> <text:s/></text:p>
            <text:p text:style-name="P16"><text:span text:style-name="T27">360</text:span>c</text:p>
          </table:table-cell>
          <table:table-cell table:style-name="s5.B4" office:value-type="string">
            <text:p text:style-name="P13">$5-d_dev_<text:span text:style-name="T27">1</text:span></text:p>
          </table:table-cell>
          <table:table-cell table:style-name="s5.B4" office:value-type="string">
            <text:p text:style-name="P13">$5-dose_<text:span text:style-name="T27">1</text:span></text:p>
          </table:table-cell>
          <table:table-cell table:style-name="s5.B4" office:value-type="string">
            <text:p text:style-name="P13">$5-d_res_<text:span text:style-name="T27">1</text:span></text:p>
          </table:table-cell>
          <table:table-cell table:style-name="s5.B4" office:value-type="string">
            <text:p text:style-name="P13">$5-o_pog_<text:span text:style-name="T27">1</text:span></text:p>
          </table:table-cell>
          <table:table-cell table:style-name="s5.B4" office:value-type="string">
            <text:p text:style-name="P13">$5-d_gran_<text:span text:style-name="T27">1</text:span></text:p>
          </table:table-cell>
          <table:table-cell table:style-name="s5.I4" office:value-type="string">
            <text:p text:style-name="P12">±<text:span text:style-name="T27">15.4</text:span></text:p>
          </table:table-cell>
        </table:table-row>
        <table:table-row>
          <table:table-cell table:style-name="s5.A5" office:value-type="string">
            <text:p text:style-name="P12">4.0 mSv</text:p>
          </table:table-cell>
          <table:table-cell table:style-name="s5.B5" office:value-type="string">
            <text:p text:style-name="P13">$5-<text:span text:style-name="T16">dn</text:span>_<text:span text:style-name="T27">2</text:span></text:p>
          </table:table-cell>
          <table:table-cell table:style-name="s5.B5" office:value-type="string">
            <text:p text:style-name="P19"><text:s text:c="2"/>$5-<text:span text:style-name="T16">dd_2</text:span> <text:s/></text:p>
            <text:p text:style-name="P16">180c</text:p>
          </table:table-cell>
          <table:table-cell table:style-name="s5.B5" office:value-type="string">
            <text:p text:style-name="P13">$5-d_dev_<text:span text:style-name="T27">2</text:span></text:p>
          </table:table-cell>
          <table:table-cell table:style-name="s5.B5" office:value-type="string">
            <text:p text:style-name="P13">$5-dose_<text:span text:style-name="T27">2</text:span></text:p>
          </table:table-cell>
          <table:table-cell table:style-name="s5.B5" office:value-type="string">
            <text:p text:style-name="P13">$5-d_res_<text:span text:style-name="T27">2</text:span></text:p>
          </table:table-cell>
          <table:table-cell table:style-name="s5.B5" office:value-type="string">
            <text:p text:style-name="P13">$5-o_pog_<text:span text:style-name="T27">2</text:span></text:p>
          </table:table-cell>
          <table:table-cell table:style-name="s5.B5" office:value-type="string">
            <text:p text:style-name="P13">$5-d_gran_<text:span text:style-name="T27">2</text:span></text:p>
          </table:table-cell>
          <table:table-cell table:style-name="s5.I5" office:value-type="string">
            <text:p text:style-name="P12">±<text:span text:style-name="T2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2">AT2503 </text:span><text:span text:style-name="T16">(</text:span><text:span text:style-name="T54">γ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40">Ḣ</text:span><text:span text:style-name="T34">oi</text:span><text:span text:style-name="T43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6.B2" office:value-type="string">
            <text:p text:style-name="P30"><text:span text:style-name="T16">Dose rate measurement at check point</text:span>,</text:p>
            <text:p text:style-name="P30"><text:span text:style-name="T40">Ḣ</text:span><text:span text:style-name="T52">*</text:span><text:span text:style-name="T34">i</text:span><text:span text:style-name="T43">(10)</text:span></text:p>
          </table:table-cell>
          <table:table-cell table:style-name="t6.B2" office:value-type="string">
            <text:p text:style-name="P27"><text:span text:style-name="T16">Average value</text:span>, </text:p>
            <text:p text:style-name="P28"><text:span text:style-name="T18">H</text:span><text:span text:style-name="T34">pi</text:span><text:span text:style-name="T43">(10)</text:span></text:p>
          </table:table-cell>
          <table:table-cell table:style-name="t6.B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t6.B2" office:value-type="string">
            <text:p text:style-name="P18"><text:span text:style-name="T53">Relative standard deviation</text:span>,</text:p>
            <text:p text:style-name="P18"><text:span text:style-name="T16">S</text:span><text:span text:style-name="T34">i</text:span><text:span text:style-name="T16">, %</text:span></text:p>
          </table:table-cell>
          <table:table-cell table:style-name="t6.B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7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7">15</text:span></text:p>
          </table:table-cell>
        </table:table-row>
        <table:table-row>
          <table:table-cell table:style-name="t6.A3" office:value-type="string">
            <text:p text:style-name="P12">80<text:span text:style-name="T27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27">15.4</text:span></text:p>
          </table:table-cell>
        </table:table-row>
        <table:table-row>
          <table:table-cell table:style-name="t6.A7" office:value-type="string">
            <text:p text:style-name="P12"><text:span text:style-name="T27">4</text:span>00 mSv/h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27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 </text:span><text:span text:style-name="T16">(</text:span><text:span text:style-name="T54">γ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4">p</text:span><text:span text:style-name="T33">0</text:span><text:span text:style-name="T16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7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s6.B2" table:number-rows-spanned="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s6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8">H</text:span><text:span text:style-name="T34">pi</text:span><text:span text:style-name="T16">(10)</text:span></text:p>
          </table:table-cell>
          <table:table-cell table:style-name="s6.D3" office:value-type="string">
            <text:p text:style-name="P29"><text:span text:style-name="T18">H</text:span><text:span text:style-name="T34">pi</text:span><text:span text:style-name="T16">(10)</text:span><text:span text:style-name="T33">meas</text:span><text:span text:style-name="T32">.</text:span></text:p>
          </table:table-cell>
          <table:table-cell table:style-name="s6.D3" office:value-type="string">
            <text:p text:style-name="P29"><text:span text:style-name="T18">H</text:span><text:span text:style-name="T34">pi</text:span><text:span text:style-name="T23">(10)</text:span><text:span text:style-name="T36">meas</text:span><text:span text:style-name="T38">.</text:span><text:span text:style-name="T45">-</text:span><text:span text:style-name="T18">H</text:span><text:span text:style-name="T34">p</text:span><text:span text:style-name="T33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27">µSv</text:span></text:p>
          </table:table-cell>
          <table:table-cell table:style-name="s6.B4" office:value-type="string">
            <text:p text:style-name="P13">$6-<text:span text:style-name="T16">dn</text:span>_<text:span text:style-name="T27">1</text:span></text:p>
          </table:table-cell>
          <table:table-cell table:style-name="s6.B4" office:value-type="string">
            <text:p text:style-name="P19"><text:s text:c="2"/>$6-<text:span text:style-name="T16">dd_1</text:span> <text:s/></text:p>
            <text:p text:style-name="P16"><text:span text:style-name="T27">360</text:span>c</text:p>
          </table:table-cell>
          <table:table-cell table:style-name="s6.B4" office:value-type="string">
            <text:p text:style-name="P13">$6-d_dev_<text:span text:style-name="T27">1</text:span></text:p>
          </table:table-cell>
          <table:table-cell table:style-name="s6.B4" office:value-type="string">
            <text:p text:style-name="P13">$6-dose_<text:span text:style-name="T27">1</text:span></text:p>
          </table:table-cell>
          <table:table-cell table:style-name="s6.B4" office:value-type="string">
            <text:p text:style-name="P13">$6-d_res_<text:span text:style-name="T27">1</text:span></text:p>
          </table:table-cell>
          <table:table-cell table:style-name="s6.B4" office:value-type="string">
            <text:p text:style-name="P13">$6-o_pog_<text:span text:style-name="T27">1</text:span></text:p>
          </table:table-cell>
          <table:table-cell table:style-name="s6.B4" office:value-type="string">
            <text:p text:style-name="P13">$6-d_gran_<text:span text:style-name="T27">1</text:span></text:p>
          </table:table-cell>
          <table:table-cell table:style-name="s6.I4" office:value-type="string">
            <text:p text:style-name="P12">±<text:span text:style-name="T27">15.4</text:span></text:p>
          </table:table-cell>
        </table:table-row>
        <table:table-row>
          <table:table-cell table:style-name="s6.A5" office:value-type="string">
            <text:p text:style-name="P12">4.0 mSv</text:p>
          </table:table-cell>
          <table:table-cell table:style-name="s6.B5" office:value-type="string">
            <text:p text:style-name="P13">$6-<text:span text:style-name="T16">dn</text:span>_<text:span text:style-name="T27">2</text:span></text:p>
          </table:table-cell>
          <table:table-cell table:style-name="s6.B5" office:value-type="string">
            <text:p text:style-name="P19"><text:s text:c="2"/>$6-<text:span text:style-name="T16">dd_2</text:span> <text:s/></text:p>
            <text:p text:style-name="P16">180c</text:p>
          </table:table-cell>
          <table:table-cell table:style-name="s6.B5" office:value-type="string">
            <text:p text:style-name="P13">$6-d_dev_<text:span text:style-name="T27">2</text:span></text:p>
          </table:table-cell>
          <table:table-cell table:style-name="s6.B5" office:value-type="string">
            <text:p text:style-name="P13">$6-dose_<text:span text:style-name="T27">2</text:span></text:p>
          </table:table-cell>
          <table:table-cell table:style-name="s6.B5" office:value-type="string">
            <text:p text:style-name="P13">$6-d_res_<text:span text:style-name="T27">2</text:span></text:p>
          </table:table-cell>
          <table:table-cell table:style-name="s6.B5" office:value-type="string">
            <text:p text:style-name="P13">$6-o_pog_<text:span text:style-name="T27">2</text:span></text:p>
          </table:table-cell>
          <table:table-cell table:style-name="s6.B5" office:value-type="string">
            <text:p text:style-name="P13">$6-d_gran_<text:span text:style-name="T27">2</text:span></text:p>
          </table:table-cell>
          <table:table-cell table:style-name="s6.I5" office:value-type="string">
            <text:p text:style-name="P12">±<text:span text:style-name="T2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2">AT2503 </text:span><text:span text:style-name="T16">(</text:span><text:span text:style-name="T54">γ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40">Ḣ</text:span><text:span text:style-name="T34">oi</text:span><text:span text:style-name="T43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7.B2" office:value-type="string">
            <text:p text:style-name="P30"><text:span text:style-name="T16">Dose rate measurement at check point</text:span>,</text:p>
            <text:p text:style-name="P30"><text:span text:style-name="T40">Ḣ</text:span><text:span text:style-name="T52">*</text:span><text:span text:style-name="T34">i</text:span><text:span text:style-name="T43">(10)</text:span></text:p>
          </table:table-cell>
          <table:table-cell table:style-name="t7.B2" office:value-type="string">
            <text:p text:style-name="P27"><text:span text:style-name="T16">Average value</text:span>, </text:p>
            <text:p text:style-name="P28"><text:span text:style-name="T18">H</text:span><text:span text:style-name="T34">pi</text:span><text:span text:style-name="T43">(10)</text:span></text:p>
          </table:table-cell>
          <table:table-cell table:style-name="t7.B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t7.B2" office:value-type="string">
            <text:p text:style-name="P18"><text:span text:style-name="T53">Relative standard deviation</text:span>,</text:p>
            <text:p text:style-name="P18"><text:span text:style-name="T16">S</text:span><text:span text:style-name="T34">i</text:span><text:span text:style-name="T16">, %</text:span></text:p>
          </table:table-cell>
          <table:table-cell table:style-name="t7.B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7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7">15</text:span></text:p>
          </table:table-cell>
        </table:table-row>
        <table:table-row>
          <table:table-cell table:style-name="t7.A3" office:value-type="string">
            <text:p text:style-name="P12">80<text:span text:style-name="T27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27">15.4</text:span></text:p>
          </table:table-cell>
        </table:table-row>
        <table:table-row>
          <table:table-cell table:style-name="t7.A7" office:value-type="string">
            <text:p text:style-name="P12"><text:span text:style-name="T27">4</text:span>00 mSv/h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27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 </text:span><text:span text:style-name="T16">(</text:span><text:span text:style-name="T54">γ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4">p</text:span><text:span text:style-name="T33">0</text:span><text:span text:style-name="T16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7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s7.B2" table:number-rows-spanned="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s7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8">H</text:span><text:span text:style-name="T34">pi</text:span><text:span text:style-name="T16">(10)</text:span></text:p>
          </table:table-cell>
          <table:table-cell table:style-name="s7.D3" office:value-type="string">
            <text:p text:style-name="P29"><text:span text:style-name="T18">H</text:span><text:span text:style-name="T34">pi</text:span><text:span text:style-name="T16">(10)</text:span><text:span text:style-name="T33">meas</text:span><text:span text:style-name="T32">.</text:span></text:p>
          </table:table-cell>
          <table:table-cell table:style-name="s7.D3" office:value-type="string">
            <text:p text:style-name="P29"><text:span text:style-name="T18">H</text:span><text:span text:style-name="T34">pi</text:span><text:span text:style-name="T23">(10)</text:span><text:span text:style-name="T36">meas</text:span><text:span text:style-name="T38">.</text:span><text:span text:style-name="T45">-</text:span><text:span text:style-name="T18">H</text:span><text:span text:style-name="T34">p</text:span><text:span text:style-name="T33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27">µSv</text:span></text:p>
          </table:table-cell>
          <table:table-cell table:style-name="s7.B4" office:value-type="string">
            <text:p text:style-name="P13">$7-<text:span text:style-name="T16">dn</text:span>_<text:span text:style-name="T27">1</text:span></text:p>
          </table:table-cell>
          <table:table-cell table:style-name="s7.B4" office:value-type="string">
            <text:p text:style-name="P19"><text:s text:c="2"/>$7-<text:span text:style-name="T16">dd_1</text:span> <text:s/></text:p>
            <text:p text:style-name="P16"><text:span text:style-name="T27">360</text:span>c</text:p>
          </table:table-cell>
          <table:table-cell table:style-name="s7.B4" office:value-type="string">
            <text:p text:style-name="P13">$7-d_dev_<text:span text:style-name="T27">1</text:span></text:p>
          </table:table-cell>
          <table:table-cell table:style-name="s7.B4" office:value-type="string">
            <text:p text:style-name="P13">$7-dose_<text:span text:style-name="T27">1</text:span></text:p>
          </table:table-cell>
          <table:table-cell table:style-name="s7.B4" office:value-type="string">
            <text:p text:style-name="P13">$7-d_res_<text:span text:style-name="T27">1</text:span></text:p>
          </table:table-cell>
          <table:table-cell table:style-name="s7.B4" office:value-type="string">
            <text:p text:style-name="P13">$7-o_pog_<text:span text:style-name="T27">1</text:span></text:p>
          </table:table-cell>
          <table:table-cell table:style-name="s7.B4" office:value-type="string">
            <text:p text:style-name="P13">$7-d_gran_<text:span text:style-name="T27">1</text:span></text:p>
          </table:table-cell>
          <table:table-cell table:style-name="s7.I4" office:value-type="string">
            <text:p text:style-name="P12">±<text:span text:style-name="T27">15.4</text:span></text:p>
          </table:table-cell>
        </table:table-row>
        <table:table-row>
          <table:table-cell table:style-name="s7.A5" office:value-type="string">
            <text:p text:style-name="P12">4.0 mSv</text:p>
          </table:table-cell>
          <table:table-cell table:style-name="s7.B5" office:value-type="string">
            <text:p text:style-name="P13">$7-<text:span text:style-name="T16">dn</text:span>_<text:span text:style-name="T27">2</text:span></text:p>
          </table:table-cell>
          <table:table-cell table:style-name="s7.B5" office:value-type="string">
            <text:p text:style-name="P19"><text:s text:c="2"/>$7-<text:span text:style-name="T16">dd_2</text:span> <text:s/></text:p>
            <text:p text:style-name="P16">180c</text:p>
          </table:table-cell>
          <table:table-cell table:style-name="s7.B5" office:value-type="string">
            <text:p text:style-name="P13">$7-d_dev_<text:span text:style-name="T27">2</text:span></text:p>
          </table:table-cell>
          <table:table-cell table:style-name="s7.B5" office:value-type="string">
            <text:p text:style-name="P13">$7-dose_<text:span text:style-name="T27">2</text:span></text:p>
          </table:table-cell>
          <table:table-cell table:style-name="s7.B5" office:value-type="string">
            <text:p text:style-name="P13">$7-d_res_<text:span text:style-name="T27">2</text:span></text:p>
          </table:table-cell>
          <table:table-cell table:style-name="s7.B5" office:value-type="string">
            <text:p text:style-name="P13">$7-o_pog_<text:span text:style-name="T27">2</text:span></text:p>
          </table:table-cell>
          <table:table-cell table:style-name="s7.B5" office:value-type="string">
            <text:p text:style-name="P13">$7-d_gran_<text:span text:style-name="T27">2</text:span></text:p>
          </table:table-cell>
          <table:table-cell table:style-name="s7.I5" office:value-type="string">
            <text:p text:style-name="P12">±<text:span text:style-name="T2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2">AT2503 </text:span><text:span text:style-name="T16">(</text:span><text:span text:style-name="T54">γ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40">Ḣ</text:span><text:span text:style-name="T34">oi</text:span><text:span text:style-name="T43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8.B2" office:value-type="string">
            <text:p text:style-name="P30"><text:span text:style-name="T16">Dose rate measurement at check point</text:span>,</text:p>
            <text:p text:style-name="P30"><text:span text:style-name="T40">Ḣ</text:span><text:span text:style-name="T52">*</text:span><text:span text:style-name="T34">i</text:span><text:span text:style-name="T43">(10)</text:span></text:p>
          </table:table-cell>
          <table:table-cell table:style-name="t8.B2" office:value-type="string">
            <text:p text:style-name="P27"><text:span text:style-name="T16">Average value</text:span>, </text:p>
            <text:p text:style-name="P28"><text:span text:style-name="T18">H</text:span><text:span text:style-name="T34">pi</text:span><text:span text:style-name="T43">(10)</text:span></text:p>
          </table:table-cell>
          <table:table-cell table:style-name="t8.B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t8.B2" office:value-type="string">
            <text:p text:style-name="P18"><text:span text:style-name="T53">Relative standard deviation</text:span>,</text:p>
            <text:p text:style-name="P18"><text:span text:style-name="T16">S</text:span><text:span text:style-name="T34">i</text:span><text:span text:style-name="T16">, %</text:span></text:p>
          </table:table-cell>
          <table:table-cell table:style-name="t8.B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7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7">15</text:span></text:p>
          </table:table-cell>
        </table:table-row>
        <table:table-row>
          <table:table-cell table:style-name="t8.A3" office:value-type="string">
            <text:p text:style-name="P12">80<text:span text:style-name="T27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27">15.4</text:span></text:p>
          </table:table-cell>
        </table:table-row>
        <table:table-row>
          <table:table-cell table:style-name="t8.A7" office:value-type="string">
            <text:p text:style-name="P12"><text:span text:style-name="T27">4</text:span>00 mSv/h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27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 </text:span><text:span text:style-name="T16">(</text:span><text:span text:style-name="T54">γ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4">p</text:span><text:span text:style-name="T33">0</text:span><text:span text:style-name="T16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7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s8.B2" table:number-rows-spanned="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s8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8">H</text:span><text:span text:style-name="T34">pi</text:span><text:span text:style-name="T16">(10)</text:span></text:p>
          </table:table-cell>
          <table:table-cell table:style-name="s8.D3" office:value-type="string">
            <text:p text:style-name="P29"><text:span text:style-name="T18">H</text:span><text:span text:style-name="T34">pi</text:span><text:span text:style-name="T16">(10)</text:span><text:span text:style-name="T33">meas</text:span><text:span text:style-name="T32">.</text:span></text:p>
          </table:table-cell>
          <table:table-cell table:style-name="s8.D3" office:value-type="string">
            <text:p text:style-name="P29"><text:span text:style-name="T18">H</text:span><text:span text:style-name="T34">pi</text:span><text:span text:style-name="T23">(10)</text:span><text:span text:style-name="T36">meas</text:span><text:span text:style-name="T38">.</text:span><text:span text:style-name="T45">-</text:span><text:span text:style-name="T18">H</text:span><text:span text:style-name="T34">p</text:span><text:span text:style-name="T33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27">µSv</text:span></text:p>
          </table:table-cell>
          <table:table-cell table:style-name="s8.B4" office:value-type="string">
            <text:p text:style-name="P13">$8-<text:span text:style-name="T16">dn</text:span>_<text:span text:style-name="T27">1</text:span></text:p>
          </table:table-cell>
          <table:table-cell table:style-name="s8.B4" office:value-type="string">
            <text:p text:style-name="P19"><text:s text:c="2"/>$8-<text:span text:style-name="T16">dd_1</text:span> <text:s/></text:p>
            <text:p text:style-name="P16"><text:span text:style-name="T27">360</text:span>c</text:p>
          </table:table-cell>
          <table:table-cell table:style-name="s8.B4" office:value-type="string">
            <text:p text:style-name="P13">$8-d_dev_<text:span text:style-name="T27">1</text:span></text:p>
          </table:table-cell>
          <table:table-cell table:style-name="s8.B4" office:value-type="string">
            <text:p text:style-name="P13">$8-dose_<text:span text:style-name="T27">1</text:span></text:p>
          </table:table-cell>
          <table:table-cell table:style-name="s8.B4" office:value-type="string">
            <text:p text:style-name="P13">$8-d_res_<text:span text:style-name="T27">1</text:span></text:p>
          </table:table-cell>
          <table:table-cell table:style-name="s8.B4" office:value-type="string">
            <text:p text:style-name="P13">$8-o_pog_<text:span text:style-name="T27">1</text:span></text:p>
          </table:table-cell>
          <table:table-cell table:style-name="s8.B4" office:value-type="string">
            <text:p text:style-name="P13">$8-d_gran_<text:span text:style-name="T27">1</text:span></text:p>
          </table:table-cell>
          <table:table-cell table:style-name="s8.I4" office:value-type="string">
            <text:p text:style-name="P12">±<text:span text:style-name="T27">15.4</text:span></text:p>
          </table:table-cell>
        </table:table-row>
        <table:table-row>
          <table:table-cell table:style-name="s8.A5" office:value-type="string">
            <text:p text:style-name="P12">4.0 mSv</text:p>
          </table:table-cell>
          <table:table-cell table:style-name="s8.B5" office:value-type="string">
            <text:p text:style-name="P13">$8-<text:span text:style-name="T16">dn</text:span>_<text:span text:style-name="T27">2</text:span></text:p>
          </table:table-cell>
          <table:table-cell table:style-name="s8.B5" office:value-type="string">
            <text:p text:style-name="P19"><text:s text:c="2"/>$8-<text:span text:style-name="T16">dd_2</text:span> <text:s/></text:p>
            <text:p text:style-name="P16">180c</text:p>
          </table:table-cell>
          <table:table-cell table:style-name="s8.B5" office:value-type="string">
            <text:p text:style-name="P13">$8-d_dev_<text:span text:style-name="T27">2</text:span></text:p>
          </table:table-cell>
          <table:table-cell table:style-name="s8.B5" office:value-type="string">
            <text:p text:style-name="P13">$8-dose_<text:span text:style-name="T27">2</text:span></text:p>
          </table:table-cell>
          <table:table-cell table:style-name="s8.B5" office:value-type="string">
            <text:p text:style-name="P13">$8-d_res_<text:span text:style-name="T27">2</text:span></text:p>
          </table:table-cell>
          <table:table-cell table:style-name="s8.B5" office:value-type="string">
            <text:p text:style-name="P13">$8-o_pog_<text:span text:style-name="T27">2</text:span></text:p>
          </table:table-cell>
          <table:table-cell table:style-name="s8.B5" office:value-type="string">
            <text:p text:style-name="P13">$8-d_gran_<text:span text:style-name="T27">2</text:span></text:p>
          </table:table-cell>
          <table:table-cell table:style-name="s8.I5" office:value-type="string">
            <text:p text:style-name="P12">±<text:span text:style-name="T2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2">AT2503 </text:span><text:span text:style-name="T16">(</text:span><text:span text:style-name="T54">γ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40">Ḣ</text:span><text:span text:style-name="T34">oi</text:span><text:span text:style-name="T43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9.B2" office:value-type="string">
            <text:p text:style-name="P30"><text:span text:style-name="T16">Dose rate measurement at check point</text:span>,</text:p>
            <text:p text:style-name="P30"><text:span text:style-name="T40">Ḣ</text:span><text:span text:style-name="T52">*</text:span><text:span text:style-name="T34">i</text:span><text:span text:style-name="T43">(10)</text:span></text:p>
          </table:table-cell>
          <table:table-cell table:style-name="t9.B2" office:value-type="string">
            <text:p text:style-name="P27"><text:span text:style-name="T16">Average value</text:span>, </text:p>
            <text:p text:style-name="P28"><text:span text:style-name="T18">H</text:span><text:span text:style-name="T34">pi</text:span><text:span text:style-name="T43">(10)</text:span></text:p>
          </table:table-cell>
          <table:table-cell table:style-name="t9.B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t9.B2" office:value-type="string">
            <text:p text:style-name="P18"><text:span text:style-name="T53">Relative standard deviation</text:span>,</text:p>
            <text:p text:style-name="P18"><text:span text:style-name="T16">S</text:span><text:span text:style-name="T34">i</text:span><text:span text:style-name="T16">, %</text:span></text:p>
          </table:table-cell>
          <table:table-cell table:style-name="t9.B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7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7">15</text:span></text:p>
          </table:table-cell>
        </table:table-row>
        <table:table-row>
          <table:table-cell table:style-name="t9.A3" office:value-type="string">
            <text:p text:style-name="P12">80<text:span text:style-name="T27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27">15.4</text:span></text:p>
          </table:table-cell>
        </table:table-row>
        <table:table-row>
          <table:table-cell table:style-name="t9.A7" office:value-type="string">
            <text:p text:style-name="P12"><text:span text:style-name="T27">4</text:span>00 mSv/h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27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 </text:span><text:span text:style-name="T16">(</text:span><text:span text:style-name="T54">γ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4">p</text:span><text:span text:style-name="T33">0</text:span><text:span text:style-name="T16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7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s9.B2" table:number-rows-spanned="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s9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8">H</text:span><text:span text:style-name="T34">pi</text:span><text:span text:style-name="T16">(10)</text:span></text:p>
          </table:table-cell>
          <table:table-cell table:style-name="s9.D3" office:value-type="string">
            <text:p text:style-name="P29"><text:span text:style-name="T18">H</text:span><text:span text:style-name="T34">pi</text:span><text:span text:style-name="T16">(10)</text:span><text:span text:style-name="T33">meas</text:span><text:span text:style-name="T32">.</text:span></text:p>
          </table:table-cell>
          <table:table-cell table:style-name="s9.D3" office:value-type="string">
            <text:p text:style-name="P29"><text:span text:style-name="T18">H</text:span><text:span text:style-name="T34">pi</text:span><text:span text:style-name="T23">(10)</text:span><text:span text:style-name="T36">meas</text:span><text:span text:style-name="T38">.</text:span><text:span text:style-name="T45">-</text:span><text:span text:style-name="T18">H</text:span><text:span text:style-name="T34">p</text:span><text:span text:style-name="T33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27">µSv</text:span></text:p>
          </table:table-cell>
          <table:table-cell table:style-name="s9.B4" office:value-type="string">
            <text:p text:style-name="P13">$9-<text:span text:style-name="T16">dn</text:span>_<text:span text:style-name="T27">1</text:span></text:p>
          </table:table-cell>
          <table:table-cell table:style-name="s9.B4" office:value-type="string">
            <text:p text:style-name="P19"><text:s text:c="2"/>$9-<text:span text:style-name="T16">dd_1</text:span> <text:s/></text:p>
            <text:p text:style-name="P16"><text:span text:style-name="T27">360</text:span>c</text:p>
          </table:table-cell>
          <table:table-cell table:style-name="s9.B4" office:value-type="string">
            <text:p text:style-name="P13">$9-d_dev_<text:span text:style-name="T27">1</text:span></text:p>
          </table:table-cell>
          <table:table-cell table:style-name="s9.B4" office:value-type="string">
            <text:p text:style-name="P13">$9-dose_<text:span text:style-name="T27">1</text:span></text:p>
          </table:table-cell>
          <table:table-cell table:style-name="s9.B4" office:value-type="string">
            <text:p text:style-name="P13">$9-d_res_<text:span text:style-name="T27">1</text:span></text:p>
          </table:table-cell>
          <table:table-cell table:style-name="s9.B4" office:value-type="string">
            <text:p text:style-name="P13">$9-o_pog_<text:span text:style-name="T27">1</text:span></text:p>
          </table:table-cell>
          <table:table-cell table:style-name="s9.B4" office:value-type="string">
            <text:p text:style-name="P13">$9-d_gran_<text:span text:style-name="T27">1</text:span></text:p>
          </table:table-cell>
          <table:table-cell table:style-name="s9.I4" office:value-type="string">
            <text:p text:style-name="P12">±<text:span text:style-name="T27">15.4</text:span></text:p>
          </table:table-cell>
        </table:table-row>
        <table:table-row>
          <table:table-cell table:style-name="s9.A5" office:value-type="string">
            <text:p text:style-name="P12">4.0 mSv</text:p>
          </table:table-cell>
          <table:table-cell table:style-name="s9.B5" office:value-type="string">
            <text:p text:style-name="P13">$9-<text:span text:style-name="T16">dn</text:span>_<text:span text:style-name="T27">2</text:span></text:p>
          </table:table-cell>
          <table:table-cell table:style-name="s9.B5" office:value-type="string">
            <text:p text:style-name="P19"><text:s text:c="2"/>$9-<text:span text:style-name="T16">dd_2</text:span> <text:s/></text:p>
            <text:p text:style-name="P16">180c</text:p>
          </table:table-cell>
          <table:table-cell table:style-name="s9.B5" office:value-type="string">
            <text:p text:style-name="P13">$9-d_dev_<text:span text:style-name="T27">2</text:span></text:p>
          </table:table-cell>
          <table:table-cell table:style-name="s9.B5" office:value-type="string">
            <text:p text:style-name="P13">$9-dose_<text:span text:style-name="T27">2</text:span></text:p>
          </table:table-cell>
          <table:table-cell table:style-name="s9.B5" office:value-type="string">
            <text:p text:style-name="P13">$9-d_res_<text:span text:style-name="T27">2</text:span></text:p>
          </table:table-cell>
          <table:table-cell table:style-name="s9.B5" office:value-type="string">
            <text:p text:style-name="P13">$9-o_pog_<text:span text:style-name="T27">2</text:span></text:p>
          </table:table-cell>
          <table:table-cell table:style-name="s9.B5" office:value-type="string">
            <text:p text:style-name="P13">$9-d_gran_<text:span text:style-name="T27">2</text:span></text:p>
          </table:table-cell>
          <table:table-cell table:style-name="s9.I5" office:value-type="string">
            <text:p text:style-name="P12">±<text:span text:style-name="T2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2">AT2503 </text:span><text:span text:style-name="T16">(</text:span><text:span text:style-name="T54">γ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40">Ḣ</text:span><text:span text:style-name="T34">oi</text:span><text:span text:style-name="T43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0.B2" office:value-type="string">
            <text:p text:style-name="P30"><text:span text:style-name="T16">Dose rate measurement at check point</text:span>,</text:p>
            <text:p text:style-name="P30"><text:span text:style-name="T40">Ḣ</text:span><text:span text:style-name="T52">*</text:span><text:span text:style-name="T34">i</text:span><text:span text:style-name="T43">(10)</text:span></text:p>
          </table:table-cell>
          <table:table-cell table:style-name="t10.B2" office:value-type="string">
            <text:p text:style-name="P27"><text:span text:style-name="T16">Average value</text:span>, </text:p>
            <text:p text:style-name="P28"><text:span text:style-name="T18">H</text:span><text:span text:style-name="T34">pi</text:span><text:span text:style-name="T43">(10)</text:span></text:p>
          </table:table-cell>
          <table:table-cell table:style-name="t10.B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t10.B2" office:value-type="string">
            <text:p text:style-name="P18"><text:span text:style-name="T53">Relative standard deviation</text:span>,</text:p>
            <text:p text:style-name="P18"><text:span text:style-name="T16">S</text:span><text:span text:style-name="T34">i</text:span><text:span text:style-name="T16">, %</text:span></text:p>
          </table:table-cell>
          <table:table-cell table:style-name="t10.B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7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7">15</text:span></text:p>
          </table:table-cell>
        </table:table-row>
        <table:table-row>
          <table:table-cell table:style-name="t10.A3" office:value-type="string">
            <text:p text:style-name="P12">80<text:span text:style-name="T27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27">15.4</text:span></text:p>
          </table:table-cell>
        </table:table-row>
        <table:table-row>
          <table:table-cell table:style-name="t10.A7" office:value-type="string">
            <text:p text:style-name="P12"><text:span text:style-name="T27">4</text:span>00 mSv/h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27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 </text:span><text:span text:style-name="T16">(</text:span><text:span text:style-name="T54">γ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4">p</text:span><text:span text:style-name="T33">0</text:span><text:span text:style-name="T16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7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s10.B2" table:number-rows-spanned="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s10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8">H</text:span><text:span text:style-name="T34">pi</text:span><text:span text:style-name="T16">(10)</text:span></text:p>
          </table:table-cell>
          <table:table-cell table:style-name="s10.D3" office:value-type="string">
            <text:p text:style-name="P29"><text:span text:style-name="T18">H</text:span><text:span text:style-name="T34">pi</text:span><text:span text:style-name="T16">(10)</text:span><text:span text:style-name="T33">meas</text:span><text:span text:style-name="T32">.</text:span></text:p>
          </table:table-cell>
          <table:table-cell table:style-name="s10.D3" office:value-type="string">
            <text:p text:style-name="P29"><text:span text:style-name="T18">H</text:span><text:span text:style-name="T34">pi</text:span><text:span text:style-name="T23">(10)</text:span><text:span text:style-name="T36">meas</text:span><text:span text:style-name="T38">.</text:span><text:span text:style-name="T45">-</text:span><text:span text:style-name="T18">H</text:span><text:span text:style-name="T34">p</text:span><text:span text:style-name="T33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27">µSv</text:span></text:p>
          </table:table-cell>
          <table:table-cell table:style-name="s10.B4" office:value-type="string">
            <text:p text:style-name="P13">$10-<text:span text:style-name="T16">dn</text:span>_<text:span text:style-name="T27">1</text:span></text:p>
          </table:table-cell>
          <table:table-cell table:style-name="s10.B4" office:value-type="string">
            <text:p text:style-name="P19"><text:s text:c="2"/>$10-<text:span text:style-name="T16">dd_1</text:span> <text:s/></text:p>
            <text:p text:style-name="P16"><text:span text:style-name="T27">360</text:span>c</text:p>
          </table:table-cell>
          <table:table-cell table:style-name="s10.B4" office:value-type="string">
            <text:p text:style-name="P13">$10-d_dev_<text:span text:style-name="T27">1</text:span></text:p>
          </table:table-cell>
          <table:table-cell table:style-name="s10.B4" office:value-type="string">
            <text:p text:style-name="P13">$10-dose_<text:span text:style-name="T27">1</text:span></text:p>
          </table:table-cell>
          <table:table-cell table:style-name="s10.B4" office:value-type="string">
            <text:p text:style-name="P13">$10-d_res_<text:span text:style-name="T27">1</text:span></text:p>
          </table:table-cell>
          <table:table-cell table:style-name="s10.B4" office:value-type="string">
            <text:p text:style-name="P13">$10-o_pog_<text:span text:style-name="T27">1</text:span></text:p>
          </table:table-cell>
          <table:table-cell table:style-name="s10.B4" office:value-type="string">
            <text:p text:style-name="P13">$10-d_gran_<text:span text:style-name="T27">1</text:span></text:p>
          </table:table-cell>
          <table:table-cell table:style-name="s10.I4" office:value-type="string">
            <text:p text:style-name="P12">±<text:span text:style-name="T27">15.4</text:span></text:p>
          </table:table-cell>
        </table:table-row>
        <table:table-row>
          <table:table-cell table:style-name="s10.A5" office:value-type="string">
            <text:p text:style-name="P12">4.0 mSv</text:p>
          </table:table-cell>
          <table:table-cell table:style-name="s10.B5" office:value-type="string">
            <text:p text:style-name="P13">$10-<text:span text:style-name="T16">dn</text:span>_<text:span text:style-name="T27">2</text:span></text:p>
          </table:table-cell>
          <table:table-cell table:style-name="s10.B5" office:value-type="string">
            <text:p text:style-name="P19"><text:s text:c="2"/>$10-<text:span text:style-name="T16">dd_2</text:span> <text:s/></text:p>
            <text:p text:style-name="P16">180c</text:p>
          </table:table-cell>
          <table:table-cell table:style-name="s10.B5" office:value-type="string">
            <text:p text:style-name="P13">$10-d_dev_<text:span text:style-name="T27">2</text:span></text:p>
          </table:table-cell>
          <table:table-cell table:style-name="s10.B5" office:value-type="string">
            <text:p text:style-name="P13">$10-dose_<text:span text:style-name="T27">2</text:span></text:p>
          </table:table-cell>
          <table:table-cell table:style-name="s10.B5" office:value-type="string">
            <text:p text:style-name="P13">$10-d_res_<text:span text:style-name="T27">2</text:span></text:p>
          </table:table-cell>
          <table:table-cell table:style-name="s10.B5" office:value-type="string">
            <text:p text:style-name="P13">$10-o_pog_<text:span text:style-name="T27">2</text:span></text:p>
          </table:table-cell>
          <table:table-cell table:style-name="s10.B5" office:value-type="string">
            <text:p text:style-name="P13">$10-d_gran_<text:span text:style-name="T27">2</text:span></text:p>
          </table:table-cell>
          <table:table-cell table:style-name="s10.I5" office:value-type="string">
            <text:p text:style-name="P12">±<text:span text:style-name="T2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2">AT2503 </text:span><text:span text:style-name="T16">(</text:span><text:span text:style-name="T54">γ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40">Ḣ</text:span><text:span text:style-name="T34">oi</text:span><text:span text:style-name="T43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1.B2" office:value-type="string">
            <text:p text:style-name="P30"><text:span text:style-name="T16">Dose rate measurement at check point</text:span>,</text:p>
            <text:p text:style-name="P30"><text:span text:style-name="T40">Ḣ</text:span><text:span text:style-name="T52">*</text:span><text:span text:style-name="T34">i</text:span><text:span text:style-name="T43">(10)</text:span></text:p>
          </table:table-cell>
          <table:table-cell table:style-name="t11.B2" office:value-type="string">
            <text:p text:style-name="P27"><text:span text:style-name="T16">Average value</text:span>, </text:p>
            <text:p text:style-name="P28"><text:span text:style-name="T18">H</text:span><text:span text:style-name="T34">pi</text:span><text:span text:style-name="T43">(10)</text:span></text:p>
          </table:table-cell>
          <table:table-cell table:style-name="t11.B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t11.B2" office:value-type="string">
            <text:p text:style-name="P18"><text:span text:style-name="T53">Relative standard deviation</text:span>,</text:p>
            <text:p text:style-name="P18"><text:span text:style-name="T16">S</text:span><text:span text:style-name="T34">i</text:span><text:span text:style-name="T16">, %</text:span></text:p>
          </table:table-cell>
          <table:table-cell table:style-name="t11.B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7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7">15</text:span></text:p>
          </table:table-cell>
        </table:table-row>
        <table:table-row>
          <table:table-cell table:style-name="t11.A3" office:value-type="string">
            <text:p text:style-name="P12">80<text:span text:style-name="T27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27">15.4</text:span></text:p>
          </table:table-cell>
        </table:table-row>
        <table:table-row>
          <table:table-cell table:style-name="t11.A7" office:value-type="string">
            <text:p text:style-name="P12"><text:span text:style-name="T27">4</text:span>00 mSv/h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27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 </text:span><text:span text:style-name="T16">(</text:span><text:span text:style-name="T54">γ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4">p</text:span><text:span text:style-name="T33">0</text:span><text:span text:style-name="T16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7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s11.B2" table:number-rows-spanned="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s1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8">H</text:span><text:span text:style-name="T34">pi</text:span><text:span text:style-name="T16">(10)</text:span></text:p>
          </table:table-cell>
          <table:table-cell table:style-name="s11.D3" office:value-type="string">
            <text:p text:style-name="P29"><text:span text:style-name="T18">H</text:span><text:span text:style-name="T34">pi</text:span><text:span text:style-name="T16">(10)</text:span><text:span text:style-name="T33">meas</text:span><text:span text:style-name="T32">.</text:span></text:p>
          </table:table-cell>
          <table:table-cell table:style-name="s11.D3" office:value-type="string">
            <text:p text:style-name="P29"><text:span text:style-name="T18">H</text:span><text:span text:style-name="T34">pi</text:span><text:span text:style-name="T23">(10)</text:span><text:span text:style-name="T36">meas</text:span><text:span text:style-name="T38">.</text:span><text:span text:style-name="T45">-</text:span><text:span text:style-name="T18">H</text:span><text:span text:style-name="T34">p</text:span><text:span text:style-name="T33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27">µSv</text:span></text:p>
          </table:table-cell>
          <table:table-cell table:style-name="s11.B4" office:value-type="string">
            <text:p text:style-name="P13">$11-<text:span text:style-name="T16">dn</text:span>_<text:span text:style-name="T27">1</text:span></text:p>
          </table:table-cell>
          <table:table-cell table:style-name="s11.B4" office:value-type="string">
            <text:p text:style-name="P19"><text:s text:c="2"/>$11-<text:span text:style-name="T16">dd_1</text:span> <text:s/></text:p>
            <text:p text:style-name="P16"><text:span text:style-name="T27">360</text:span>c</text:p>
          </table:table-cell>
          <table:table-cell table:style-name="s11.B4" office:value-type="string">
            <text:p text:style-name="P13">$11-d_dev_<text:span text:style-name="T27">1</text:span></text:p>
          </table:table-cell>
          <table:table-cell table:style-name="s11.B4" office:value-type="string">
            <text:p text:style-name="P13">$11-dose_<text:span text:style-name="T27">1</text:span></text:p>
          </table:table-cell>
          <table:table-cell table:style-name="s11.B4" office:value-type="string">
            <text:p text:style-name="P13">$11-d_res_<text:span text:style-name="T27">1</text:span></text:p>
          </table:table-cell>
          <table:table-cell table:style-name="s11.B4" office:value-type="string">
            <text:p text:style-name="P13">$11-o_pog_<text:span text:style-name="T27">1</text:span></text:p>
          </table:table-cell>
          <table:table-cell table:style-name="s11.B4" office:value-type="string">
            <text:p text:style-name="P13">$11-d_gran_<text:span text:style-name="T27">1</text:span></text:p>
          </table:table-cell>
          <table:table-cell table:style-name="s11.I4" office:value-type="string">
            <text:p text:style-name="P12">±<text:span text:style-name="T27">15.4</text:span></text:p>
          </table:table-cell>
        </table:table-row>
        <table:table-row>
          <table:table-cell table:style-name="s11.A5" office:value-type="string">
            <text:p text:style-name="P12">4.0 mSv</text:p>
          </table:table-cell>
          <table:table-cell table:style-name="s11.B5" office:value-type="string">
            <text:p text:style-name="P13">$11-<text:span text:style-name="T16">dn</text:span>_<text:span text:style-name="T27">2</text:span></text:p>
          </table:table-cell>
          <table:table-cell table:style-name="s11.B5" office:value-type="string">
            <text:p text:style-name="P19"><text:s text:c="2"/>$11-<text:span text:style-name="T16">dd_2</text:span> <text:s/></text:p>
            <text:p text:style-name="P16">180c</text:p>
          </table:table-cell>
          <table:table-cell table:style-name="s11.B5" office:value-type="string">
            <text:p text:style-name="P13">$11-d_dev_<text:span text:style-name="T27">2</text:span></text:p>
          </table:table-cell>
          <table:table-cell table:style-name="s11.B5" office:value-type="string">
            <text:p text:style-name="P13">$11-dose_<text:span text:style-name="T27">2</text:span></text:p>
          </table:table-cell>
          <table:table-cell table:style-name="s11.B5" office:value-type="string">
            <text:p text:style-name="P13">$11-d_res_<text:span text:style-name="T27">2</text:span></text:p>
          </table:table-cell>
          <table:table-cell table:style-name="s11.B5" office:value-type="string">
            <text:p text:style-name="P13">$11-o_pog_<text:span text:style-name="T27">2</text:span></text:p>
          </table:table-cell>
          <table:table-cell table:style-name="s11.B5" office:value-type="string">
            <text:p text:style-name="P13">$11-d_gran_<text:span text:style-name="T27">2</text:span></text:p>
          </table:table-cell>
          <table:table-cell table:style-name="s11.I5" office:value-type="string">
            <text:p text:style-name="P12">±<text:span text:style-name="T2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2">AT2503 </text:span><text:span text:style-name="T16">(</text:span><text:span text:style-name="T54">γ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40">Ḣ</text:span><text:span text:style-name="T34">oi</text:span><text:span text:style-name="T43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2.B2" office:value-type="string">
            <text:p text:style-name="P30"><text:span text:style-name="T16">Dose rate measurement at check point</text:span>,</text:p>
            <text:p text:style-name="P30"><text:span text:style-name="T40">Ḣ</text:span><text:span text:style-name="T52">*</text:span><text:span text:style-name="T34">i</text:span><text:span text:style-name="T43">(10)</text:span></text:p>
          </table:table-cell>
          <table:table-cell table:style-name="t12.B2" office:value-type="string">
            <text:p text:style-name="P27"><text:span text:style-name="T16">Average value</text:span>, </text:p>
            <text:p text:style-name="P28"><text:span text:style-name="T18">H</text:span><text:span text:style-name="T34">pi</text:span><text:span text:style-name="T43">(10)</text:span></text:p>
          </table:table-cell>
          <table:table-cell table:style-name="t12.B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t12.B2" office:value-type="string">
            <text:p text:style-name="P18"><text:span text:style-name="T53">Relative standard deviation</text:span>,</text:p>
            <text:p text:style-name="P18"><text:span text:style-name="T16">S</text:span><text:span text:style-name="T34">i</text:span><text:span text:style-name="T16">, %</text:span></text:p>
          </table:table-cell>
          <table:table-cell table:style-name="t12.B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7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7">15</text:span></text:p>
          </table:table-cell>
        </table:table-row>
        <table:table-row>
          <table:table-cell table:style-name="t12.A3" office:value-type="string">
            <text:p text:style-name="P12">80<text:span text:style-name="T27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27">15.4</text:span></text:p>
          </table:table-cell>
        </table:table-row>
        <table:table-row>
          <table:table-cell table:style-name="t12.A7" office:value-type="string">
            <text:p text:style-name="P12"><text:span text:style-name="T27">4</text:span>00 mSv/h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27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 </text:span><text:span text:style-name="T16">(</text:span><text:span text:style-name="T54">γ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4">p</text:span><text:span text:style-name="T33">0</text:span><text:span text:style-name="T16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7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5">Relative <text:s/>measure-ment</text:span> <text:span text:style-name="T16">error</text:span></text:p>
            <text:p text:style-name="P47"><text:span text:style-name="T28">θ</text:span><text:span text:style-name="T37">пр</text:span><text:span text:style-name="T34">i</text:span><text:span text:style-name="T27">,</text:span> %</text:p>
          </table:table-cell>
          <table:table-cell table:style-name="s12.B2" table:number-rows-spanned="2" office:value-type="string">
            <text:p text:style-name="P26"><text:span text:style-name="T16">Confidence limit of the intrinsic <text:s/>relative error</text:span> <text:span text:style-name="T23">Δ</text:span><text:span text:style-name="T34">i</text:span><text:span text:style-name="T16">,</text:span> %</text:p>
          </table:table-cell>
          <table:table-cell table:style-name="s1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8">H</text:span><text:span text:style-name="T34">pi</text:span><text:span text:style-name="T16">(10)</text:span></text:p>
          </table:table-cell>
          <table:table-cell table:style-name="s12.D3" office:value-type="string">
            <text:p text:style-name="P29"><text:span text:style-name="T18">H</text:span><text:span text:style-name="T34">pi</text:span><text:span text:style-name="T16">(10)</text:span><text:span text:style-name="T33">meas</text:span><text:span text:style-name="T32">.</text:span></text:p>
          </table:table-cell>
          <table:table-cell table:style-name="s12.D3" office:value-type="string">
            <text:p text:style-name="P29"><text:span text:style-name="T18">H</text:span><text:span text:style-name="T34">pi</text:span><text:span text:style-name="T23">(10)</text:span><text:span text:style-name="T36">meas</text:span><text:span text:style-name="T38">.</text:span><text:span text:style-name="T45">-</text:span><text:span text:style-name="T18">H</text:span><text:span text:style-name="T34">p</text:span><text:span text:style-name="T33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27">µSv</text:span></text:p>
          </table:table-cell>
          <table:table-cell table:style-name="s12.B4" office:value-type="string">
            <text:p text:style-name="P13">$12-<text:span text:style-name="T16">dn</text:span>_<text:span text:style-name="T27">1</text:span></text:p>
          </table:table-cell>
          <table:table-cell table:style-name="s12.B4" office:value-type="string">
            <text:p text:style-name="P19"><text:s text:c="2"/>$12-<text:span text:style-name="T16">dd_1</text:span> <text:s/></text:p>
            <text:p text:style-name="P16"><text:span text:style-name="T27">360</text:span>c</text:p>
          </table:table-cell>
          <table:table-cell table:style-name="s12.B4" office:value-type="string">
            <text:p text:style-name="P13">$12-d_dev_<text:span text:style-name="T27">1</text:span></text:p>
          </table:table-cell>
          <table:table-cell table:style-name="s12.B4" office:value-type="string">
            <text:p text:style-name="P13">$12-dose_<text:span text:style-name="T27">1</text:span></text:p>
          </table:table-cell>
          <table:table-cell table:style-name="s12.B4" office:value-type="string">
            <text:p text:style-name="P13">$12-d_res_<text:span text:style-name="T27">1</text:span></text:p>
          </table:table-cell>
          <table:table-cell table:style-name="s12.B4" office:value-type="string">
            <text:p text:style-name="P13">$12-o_pog_<text:span text:style-name="T27">1</text:span></text:p>
          </table:table-cell>
          <table:table-cell table:style-name="s12.B4" office:value-type="string">
            <text:p text:style-name="P13">$12-d_gran_<text:span text:style-name="T27">1</text:span></text:p>
          </table:table-cell>
          <table:table-cell table:style-name="s12.I4" office:value-type="string">
            <text:p text:style-name="P12">±<text:span text:style-name="T27">15.4</text:span></text:p>
          </table:table-cell>
        </table:table-row>
        <table:table-row>
          <table:table-cell table:style-name="s12.A5" office:value-type="string">
            <text:p text:style-name="P12">4.0 mSv</text:p>
          </table:table-cell>
          <table:table-cell table:style-name="s12.B5" office:value-type="string">
            <text:p text:style-name="P13">$12-<text:span text:style-name="T16">dn</text:span>_<text:span text:style-name="T27">2</text:span></text:p>
          </table:table-cell>
          <table:table-cell table:style-name="s12.B5" office:value-type="string">
            <text:p text:style-name="P19"><text:s text:c="2"/>$12-<text:span text:style-name="T16">dd_2</text:span> <text:s/></text:p>
            <text:p text:style-name="P16">180c</text:p>
          </table:table-cell>
          <table:table-cell table:style-name="s12.B5" office:value-type="string">
            <text:p text:style-name="P13">$12-d_dev_<text:span text:style-name="T27">2</text:span></text:p>
          </table:table-cell>
          <table:table-cell table:style-name="s12.B5" office:value-type="string">
            <text:p text:style-name="P13">$12-dose_<text:span text:style-name="T27">2</text:span></text:p>
          </table:table-cell>
          <table:table-cell table:style-name="s12.B5" office:value-type="string">
            <text:p text:style-name="P13">$12-d_res_<text:span text:style-name="T27">2</text:span></text:p>
          </table:table-cell>
          <table:table-cell table:style-name="s12.B5" office:value-type="string">
            <text:p text:style-name="P13">$12-o_pog_<text:span text:style-name="T27">2</text:span></text:p>
          </table:table-cell>
          <table:table-cell table:style-name="s12.B5" office:value-type="string">
            <text:p text:style-name="P13">$12-d_gran_<text:span text:style-name="T27">2</text:span></text:p>
          </table:table-cell>
          <table:table-cell table:style-name="s12.I5" office:value-type="string">
            <text:p text:style-name="P12">±<text:span text:style-name="T27">15.4</text:span></text:p>
          </table:table-cell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Calibrated by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8">Technical control: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6T14:20:56.75</dc:date>
    <meta:editing-duration>P3DT11H42M39S</meta:editing-duration>
    <meta:editing-cycles>418</meta:editing-cycles>
    <meta:generator>OpenOffice/4.1.6$Win32 OpenOffice.org_project/416m1$Build-9790</meta:generator>
    <meta:document-statistic meta:table-count="25" meta:image-count="1" meta:object-count="0" meta:page-count="7" meta:paragraph-count="1516" meta:word-count="2399" meta:character-count="15171"/>
  </office:meta>
</office:document-meta>
</file>